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6000000001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8999999999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1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1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table:number-columns-repeated="2"/>
          <table:table-cell table:style-name="ce13" table:formula="of:=[.F37]+[.G37]" office:value-type="float" office:value="3053.31" calcext:value-type="float">
            <text:p>3053</text:p>
          </table:table-cell>
          <table:table-cell/>
          <table:table-cell table:style-name="ce13" table:formula="of:=[.H37]+[.G38]" office:value-type="float" office:value="14381" calcext:value-type="float">
            <text:p>14381</text:p>
          </table:table-cell>
          <table:table-cell table:number-columns-repeated="2"/>
          <table:table-cell table:formula="of:=79.4/2" office:value-type="currency" office:currency="EUR" office:value="39.7" calcext:value-type="currency">
            <text:p>39,70 €</text:p>
          </table:table-cell>
          <table:table-cell table:number-columns-repeated="2"/>
          <table:table-cell table:formula="of:=[.K38]+[.L38]+[.M38]" office:value-type="currency" office:currency="EUR" office:value="39.7" calcext:value-type="currency">
            <text:p>39,70 €</text:p>
          </table:table-cell>
          <table:table-cell table:formula="of:=[.O37]+[.N38]" office:value-type="currency" office:currency="EUR" office:value="1936.4749" calcext:value-type="currency">
            <text:p>1 936,47 €</text:p>
          </table:table-cell>
          <table:table-cell table:style-name="ce19" table:formula="of:=[.A38]*budgetjour-[.O38]" office:value-type="currency" office:currency="EUR" office:value="-86.4749000000002" calcext:value-type="currency">
            <text:p>-86,4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3053.31" calcext:value-type="float">
            <text:p>3053</text:p>
          </table:table-cell>
          <table:table-cell/>
          <table:table-cell table:style-name="ce13" table:formula="of:=[.H38]+[.G39]" office:value-type="float" office:value="14381" calcext:value-type="float">
            <text:p>14381</text:p>
          </table:table-cell>
          <table:table-cell table:number-columns-repeated="5"/>
          <table:table-cell table:formula="of:=[.K39]+[.L39]+[.M39]" office:value-type="currency" office:currency="EUR" office:value="0" calcext:value-type="currency">
            <text:p>0,00 €</text:p>
          </table:table-cell>
          <table:table-cell table:formula="of:=[.O38]+[.N39]" office:value-type="currency" office:currency="EUR" office:value="1936.4749" calcext:value-type="currency">
            <text:p>1 936,47 €</text:p>
          </table:table-cell>
          <table:table-cell table:style-name="ce19" table:formula="of:=[.A39]*budgetjour-[.O39]" office:value-type="currency" office:currency="EUR" office:value="-36.4749000000002" calcext:value-type="currency">
            <text:p>-36,4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3053.31" calcext:value-type="float">
            <text:p>3053</text:p>
          </table:table-cell>
          <table:table-cell/>
          <table:table-cell table:style-name="ce13" table:formula="of:=[.H39]+[.G40]" office:value-type="float" office:value="14381" calcext:value-type="float">
            <text:p>14381</text:p>
          </table:table-cell>
          <table:table-cell table:number-columns-repeated="5"/>
          <table:table-cell table:formula="of:=[.K40]+[.L40]+[.M40]" office:value-type="currency" office:currency="EUR" office:value="0" calcext:value-type="currency">
            <text:p>0,00 €</text:p>
          </table:table-cell>
          <table:table-cell table:formula="of:=[.O39]+[.N40]" office:value-type="currency" office:currency="EUR" office:value="1936.4749" calcext:value-type="currency">
            <text:p>1 936,47 €</text:p>
          </table:table-cell>
          <table:table-cell table:style-name="ce19" table:formula="of:=[.A40]*budgetjour-[.O40]" office:value-type="currency" office:currency="EUR" office:value="13.5250999999998" calcext:value-type="currency">
            <text:p>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3053.31" calcext:value-type="float">
            <text:p>3053</text:p>
          </table:table-cell>
          <table:table-cell/>
          <table:table-cell table:style-name="ce13" table:formula="of:=[.H40]+[.G41]" office:value-type="float" office:value="14381" calcext:value-type="float">
            <text:p>14381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1936.4749" calcext:value-type="currency">
            <text:p>1 936,47 €</text:p>
          </table:table-cell>
          <table:table-cell table:style-name="ce19" table:formula="of:=[.A41]*budgetjour-[.O41]" office:value-type="currency" office:currency="EUR" office:value="63.5250999999998" calcext:value-type="currency">
            <text:p>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3053.31" calcext:value-type="float">
            <text:p>3053</text:p>
          </table:table-cell>
          <table:table-cell/>
          <table:table-cell table:style-name="ce13" table:formula="of:=[.H41]+[.G42]" office:value-type="float" office:value="14381" calcext:value-type="float">
            <text:p>14381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1936.4749" calcext:value-type="currency">
            <text:p>1 936,47 €</text:p>
          </table:table-cell>
          <table:table-cell table:style-name="ce19" table:formula="of:=[.A42]*budgetjour-[.O42]" office:value-type="currency" office:currency="EUR" office:value="113.5251" calcext:value-type="currency">
            <text:p>1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3053.31" calcext:value-type="float">
            <text:p>3053</text:p>
          </table:table-cell>
          <table:table-cell/>
          <table:table-cell table:style-name="ce13" table:formula="of:=[.H42]+[.G43]" office:value-type="float" office:value="14381" calcext:value-type="float">
            <text:p>14381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1936.4749" calcext:value-type="currency">
            <text:p>1 936,47 €</text:p>
          </table:table-cell>
          <table:table-cell table:style-name="ce19" table:formula="of:=[.A43]*budgetjour-[.O43]" office:value-type="currency" office:currency="EUR" office:value="163.5251" calcext:value-type="currency">
            <text:p>1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3053.31" calcext:value-type="float">
            <text:p>3053</text:p>
          </table:table-cell>
          <table:table-cell/>
          <table:table-cell table:style-name="ce13" table:formula="of:=[.H43]+[.G44]" office:value-type="float" office:value="14381" calcext:value-type="float">
            <text:p>14381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1936.4749" calcext:value-type="currency">
            <text:p>1 936,47 €</text:p>
          </table:table-cell>
          <table:table-cell table:style-name="ce19" table:formula="of:=[.A44]*budgetjour-[.O44]" office:value-type="currency" office:currency="EUR" office:value="213.5251" calcext:value-type="currency">
            <text:p>2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3053.31" calcext:value-type="float">
            <text:p>3053</text:p>
          </table:table-cell>
          <table:table-cell/>
          <table:table-cell table:style-name="ce13" table:formula="of:=[.H44]+[.G45]" office:value-type="float" office:value="14381" calcext:value-type="float">
            <text:p>14381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1936.4749" calcext:value-type="currency">
            <text:p>1 936,47 €</text:p>
          </table:table-cell>
          <table:table-cell table:style-name="ce19" table:formula="of:=[.A45]*budgetjour-[.O45]" office:value-type="currency" office:currency="EUR" office:value="263.5251" calcext:value-type="currency">
            <text:p>2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3053.31" calcext:value-type="float">
            <text:p>3053</text:p>
          </table:table-cell>
          <table:table-cell/>
          <table:table-cell table:style-name="ce13" table:formula="of:=[.H45]+[.G46]" office:value-type="float" office:value="14381" calcext:value-type="float">
            <text:p>14381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1936.4749" calcext:value-type="currency">
            <text:p>1 936,47 €</text:p>
          </table:table-cell>
          <table:table-cell table:style-name="ce19" table:formula="of:=[.A46]*budgetjour-[.O46]" office:value-type="currency" office:currency="EUR" office:value="313.5251" calcext:value-type="currency">
            <text:p>3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3053.31" calcext:value-type="float">
            <text:p>3053</text:p>
          </table:table-cell>
          <table:table-cell/>
          <table:table-cell table:style-name="ce13" table:formula="of:=[.H46]+[.G47]" office:value-type="float" office:value="14381" calcext:value-type="float">
            <text:p>14381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1936.4749" calcext:value-type="currency">
            <text:p>1 936,47 €</text:p>
          </table:table-cell>
          <table:table-cell table:style-name="ce19" table:formula="of:=[.A47]*budgetjour-[.O47]" office:value-type="currency" office:currency="EUR" office:value="363.5251" calcext:value-type="currency">
            <text:p>3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3053.31" calcext:value-type="float">
            <text:p>3053</text:p>
          </table:table-cell>
          <table:table-cell/>
          <table:table-cell table:style-name="ce13" table:formula="of:=[.H47]+[.G48]" office:value-type="float" office:value="14381" calcext:value-type="float">
            <text:p>14381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1936.4749" calcext:value-type="currency">
            <text:p>1 936,47 €</text:p>
          </table:table-cell>
          <table:table-cell table:style-name="ce19" table:formula="of:=[.A48]*budgetjour-[.O48]" office:value-type="currency" office:currency="EUR" office:value="413.5251" calcext:value-type="currency">
            <text:p>4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3053.31" calcext:value-type="float">
            <text:p>3053</text:p>
          </table:table-cell>
          <table:table-cell/>
          <table:table-cell table:style-name="ce13" table:formula="of:=[.H48]+[.G49]" office:value-type="float" office:value="14381" calcext:value-type="float">
            <text:p>14381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1936.4749" calcext:value-type="currency">
            <text:p>1 936,47 €</text:p>
          </table:table-cell>
          <table:table-cell table:style-name="ce19" table:formula="of:=[.A49]*budgetjour-[.O49]" office:value-type="currency" office:currency="EUR" office:value="463.5251" calcext:value-type="currency">
            <text:p>4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3053.31" calcext:value-type="float">
            <text:p>3053</text:p>
          </table:table-cell>
          <table:table-cell/>
          <table:table-cell table:style-name="ce13" table:formula="of:=[.H49]+[.G50]" office:value-type="float" office:value="14381" calcext:value-type="float">
            <text:p>14381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1936.4749" calcext:value-type="currency">
            <text:p>1 936,47 €</text:p>
          </table:table-cell>
          <table:table-cell table:style-name="ce19" table:formula="of:=[.A50]*budgetjour-[.O50]" office:value-type="currency" office:currency="EUR" office:value="513.5251" calcext:value-type="currency">
            <text:p>5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3053.31" calcext:value-type="float">
            <text:p>3053</text:p>
          </table:table-cell>
          <table:table-cell/>
          <table:table-cell table:style-name="ce13" table:formula="of:=[.H50]+[.G51]" office:value-type="float" office:value="14381" calcext:value-type="float">
            <text:p>14381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1936.4749" calcext:value-type="currency">
            <text:p>1 936,47 €</text:p>
          </table:table-cell>
          <table:table-cell table:style-name="ce19" table:formula="of:=[.A51]*budgetjour-[.O51]" office:value-type="currency" office:currency="EUR" office:value="563.5251" calcext:value-type="currency">
            <text:p>5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3053.31" calcext:value-type="float">
            <text:p>3053</text:p>
          </table:table-cell>
          <table:table-cell/>
          <table:table-cell table:style-name="ce13" table:formula="of:=[.H51]+[.G52]" office:value-type="float" office:value="14381" calcext:value-type="float">
            <text:p>14381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1936.4749" calcext:value-type="currency">
            <text:p>1 936,47 €</text:p>
          </table:table-cell>
          <table:table-cell table:style-name="ce19" table:formula="of:=[.A52]*budgetjour-[.O52]" office:value-type="currency" office:currency="EUR" office:value="613.5251" calcext:value-type="currency">
            <text:p>6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3053.31" calcext:value-type="float">
            <text:p>3053</text:p>
          </table:table-cell>
          <table:table-cell/>
          <table:table-cell table:style-name="ce13" table:formula="of:=[.H52]+[.G53]" office:value-type="float" office:value="14381" calcext:value-type="float">
            <text:p>14381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1936.4749" calcext:value-type="currency">
            <text:p>1 936,47 €</text:p>
          </table:table-cell>
          <table:table-cell table:style-name="ce19" table:formula="of:=[.A53]*budgetjour-[.O53]" office:value-type="currency" office:currency="EUR" office:value="663.5251" calcext:value-type="currency">
            <text:p>6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3053.31" calcext:value-type="float">
            <text:p>3053</text:p>
          </table:table-cell>
          <table:table-cell/>
          <table:table-cell table:style-name="ce13" table:formula="of:=[.H53]+[.G54]" office:value-type="float" office:value="14381" calcext:value-type="float">
            <text:p>14381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1936.4749" calcext:value-type="currency">
            <text:p>1 936,47 €</text:p>
          </table:table-cell>
          <table:table-cell table:style-name="ce19" table:formula="of:=[.A54]*budgetjour-[.O54]" office:value-type="currency" office:currency="EUR" office:value="713.5251" calcext:value-type="currency">
            <text:p>7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3053.31" calcext:value-type="float">
            <text:p>3053</text:p>
          </table:table-cell>
          <table:table-cell/>
          <table:table-cell table:style-name="ce13" table:formula="of:=[.H54]+[.G55]" office:value-type="float" office:value="14381" calcext:value-type="float">
            <text:p>14381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1936.4749" calcext:value-type="currency">
            <text:p>1 936,47 €</text:p>
          </table:table-cell>
          <table:table-cell table:style-name="ce19" table:formula="of:=[.A55]*budgetjour-[.O55]" office:value-type="currency" office:currency="EUR" office:value="763.5251" calcext:value-type="currency">
            <text:p>7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3053.31" calcext:value-type="float">
            <text:p>3053</text:p>
          </table:table-cell>
          <table:table-cell/>
          <table:table-cell table:style-name="ce13" table:formula="of:=[.H55]+[.G56]" office:value-type="float" office:value="14381" calcext:value-type="float">
            <text:p>14381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1936.4749" calcext:value-type="currency">
            <text:p>1 936,47 €</text:p>
          </table:table-cell>
          <table:table-cell table:style-name="ce19" table:formula="of:=[.A56]*budgetjour-[.O56]" office:value-type="currency" office:currency="EUR" office:value="813.5251" calcext:value-type="currency">
            <text:p>8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3053.31" calcext:value-type="float">
            <text:p>3053</text:p>
          </table:table-cell>
          <table:table-cell/>
          <table:table-cell table:style-name="ce13" table:formula="of:=[.H56]+[.G57]" office:value-type="float" office:value="14381" calcext:value-type="float">
            <text:p>14381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1936.4749" calcext:value-type="currency">
            <text:p>1 936,47 €</text:p>
          </table:table-cell>
          <table:table-cell table:style-name="ce19" table:formula="of:=[.A57]*budgetjour-[.O57]" office:value-type="currency" office:currency="EUR" office:value="863.5251" calcext:value-type="currency">
            <text:p>8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3053.31" calcext:value-type="float">
            <text:p>3053</text:p>
          </table:table-cell>
          <table:table-cell/>
          <table:table-cell table:style-name="ce13" table:formula="of:=[.H57]+[.G58]" office:value-type="float" office:value="14381" calcext:value-type="float">
            <text:p>14381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1936.4749" calcext:value-type="currency">
            <text:p>1 936,47 €</text:p>
          </table:table-cell>
          <table:table-cell table:style-name="ce19" table:formula="of:=[.A58]*budgetjour-[.O58]" office:value-type="currency" office:currency="EUR" office:value="913.5251" calcext:value-type="currency">
            <text:p>9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3053.31" calcext:value-type="float">
            <text:p>3053</text:p>
          </table:table-cell>
          <table:table-cell/>
          <table:table-cell table:style-name="ce13" table:formula="of:=[.H58]+[.G59]" office:value-type="float" office:value="14381" calcext:value-type="float">
            <text:p>14381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1936.4749" calcext:value-type="currency">
            <text:p>1 936,47 €</text:p>
          </table:table-cell>
          <table:table-cell table:style-name="ce19" table:formula="of:=[.A59]*budgetjour-[.O59]" office:value-type="currency" office:currency="EUR" office:value="963.5251" calcext:value-type="currency">
            <text:p>9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3053.31" calcext:value-type="float">
            <text:p>3053</text:p>
          </table:table-cell>
          <table:table-cell/>
          <table:table-cell table:style-name="ce13" table:formula="of:=[.H59]+[.G60]" office:value-type="float" office:value="14381" calcext:value-type="float">
            <text:p>14381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1936.4749" calcext:value-type="currency">
            <text:p>1 936,47 €</text:p>
          </table:table-cell>
          <table:table-cell table:style-name="ce19" table:formula="of:=[.A60]*budgetjour-[.O60]" office:value-type="currency" office:currency="EUR" office:value="1013.5251" calcext:value-type="currency">
            <text:p>1 0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053.31" calcext:value-type="float">
            <text:p>3053</text:p>
          </table:table-cell>
          <table:table-cell/>
          <table:table-cell table:style-name="ce13" table:formula="of:=[.H60]+[.G61]" office:value-type="float" office:value="14381" calcext:value-type="float">
            <text:p>14381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1936.4749" calcext:value-type="currency">
            <text:p>1 936,47 €</text:p>
          </table:table-cell>
          <table:table-cell table:style-name="ce19" table:formula="of:=[.A61]*budgetjour-[.O61]" office:value-type="currency" office:currency="EUR" office:value="1063.5251" calcext:value-type="currency">
            <text:p>1 0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053.31" calcext:value-type="float">
            <text:p>3053</text:p>
          </table:table-cell>
          <table:table-cell/>
          <table:table-cell table:style-name="ce13" table:formula="of:=[.H61]+[.G62]" office:value-type="float" office:value="14381" calcext:value-type="float">
            <text:p>14381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1936.4749" calcext:value-type="currency">
            <text:p>1 936,47 €</text:p>
          </table:table-cell>
          <table:table-cell table:style-name="ce19" table:formula="of:=[.A62]*budgetjour-[.O62]" office:value-type="currency" office:currency="EUR" office:value="1113.5251" calcext:value-type="currency">
            <text:p>1 1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053.31" calcext:value-type="float">
            <text:p>3053</text:p>
          </table:table-cell>
          <table:table-cell/>
          <table:table-cell table:style-name="ce13" table:formula="of:=[.H62]+[.G63]" office:value-type="float" office:value="14381" calcext:value-type="float">
            <text:p>14381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1936.4749" calcext:value-type="currency">
            <text:p>1 936,47 €</text:p>
          </table:table-cell>
          <table:table-cell table:style-name="ce19" table:formula="of:=[.A63]*budgetjour-[.O63]" office:value-type="currency" office:currency="EUR" office:value="1163.5251" calcext:value-type="currency">
            <text:p>1 1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053.31" calcext:value-type="float">
            <text:p>3053</text:p>
          </table:table-cell>
          <table:table-cell/>
          <table:table-cell table:style-name="ce13" table:formula="of:=[.H63]+[.G64]" office:value-type="float" office:value="14381" calcext:value-type="float">
            <text:p>14381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1936.4749" calcext:value-type="currency">
            <text:p>1 936,47 €</text:p>
          </table:table-cell>
          <table:table-cell table:style-name="ce19" table:formula="of:=[.A64]*budgetjour-[.O64]" office:value-type="currency" office:currency="EUR" office:value="1213.5251" calcext:value-type="currency">
            <text:p>1 2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053.31" calcext:value-type="float">
            <text:p>3053</text:p>
          </table:table-cell>
          <table:table-cell/>
          <table:table-cell table:style-name="ce13" table:formula="of:=[.H64]+[.G65]" office:value-type="float" office:value="14381" calcext:value-type="float">
            <text:p>14381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1936.4749" calcext:value-type="currency">
            <text:p>1 936,47 €</text:p>
          </table:table-cell>
          <table:table-cell table:style-name="ce19" table:formula="of:=[.A65]*budgetjour-[.O65]" office:value-type="currency" office:currency="EUR" office:value="1263.5251" calcext:value-type="currency">
            <text:p>1 2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053.31" calcext:value-type="float">
            <text:p>3053</text:p>
          </table:table-cell>
          <table:table-cell/>
          <table:table-cell table:style-name="ce13" table:formula="of:=[.H65]+[.G66]" office:value-type="float" office:value="14381" calcext:value-type="float">
            <text:p>14381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1936.4749" calcext:value-type="currency">
            <text:p>1 936,47 €</text:p>
          </table:table-cell>
          <table:table-cell table:style-name="ce19" table:formula="of:=[.A66]*budgetjour-[.O66]" office:value-type="currency" office:currency="EUR" office:value="1313.5251" calcext:value-type="currency">
            <text:p>1 3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053.31" calcext:value-type="float">
            <text:p>3053</text:p>
          </table:table-cell>
          <table:table-cell/>
          <table:table-cell table:style-name="ce13" table:formula="of:=[.H66]+[.G67]" office:value-type="float" office:value="14381" calcext:value-type="float">
            <text:p>14381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1936.4749" calcext:value-type="currency">
            <text:p>1 936,47 €</text:p>
          </table:table-cell>
          <table:table-cell table:style-name="ce19" table:formula="of:=[.A67]*budgetjour-[.O67]" office:value-type="currency" office:currency="EUR" office:value="1363.5251" calcext:value-type="currency">
            <text:p>1 3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053.31" calcext:value-type="float">
            <text:p>3053</text:p>
          </table:table-cell>
          <table:table-cell/>
          <table:table-cell table:style-name="ce13" table:formula="of:=[.H67]+[.G68]" office:value-type="float" office:value="14381" calcext:value-type="float">
            <text:p>14381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1936.4749" calcext:value-type="currency">
            <text:p>1 936,47 €</text:p>
          </table:table-cell>
          <table:table-cell table:style-name="ce19" table:formula="of:=[.A68]*budgetjour-[.O68]" office:value-type="currency" office:currency="EUR" office:value="1413.5251" calcext:value-type="currency">
            <text:p>1 4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053.31" calcext:value-type="float">
            <text:p>3053</text:p>
          </table:table-cell>
          <table:table-cell/>
          <table:table-cell table:style-name="ce13" table:formula="of:=[.H68]+[.G69]" office:value-type="float" office:value="14381" calcext:value-type="float">
            <text:p>14381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1936.4749" calcext:value-type="currency">
            <text:p>1 936,47 €</text:p>
          </table:table-cell>
          <table:table-cell table:style-name="ce19" table:formula="of:=[.A69]*budgetjour-[.O69]" office:value-type="currency" office:currency="EUR" office:value="1463.5251" calcext:value-type="currency">
            <text:p>1 4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053.31" calcext:value-type="float">
            <text:p>3053</text:p>
          </table:table-cell>
          <table:table-cell/>
          <table:table-cell table:style-name="ce13" table:formula="of:=[.H69]+[.G70]" office:value-type="float" office:value="14381" calcext:value-type="float">
            <text:p>14381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1936.4749" calcext:value-type="currency">
            <text:p>1 936,47 €</text:p>
          </table:table-cell>
          <table:table-cell table:style-name="ce19" table:formula="of:=[.A70]*budgetjour-[.O70]" office:value-type="currency" office:currency="EUR" office:value="1513.5251" calcext:value-type="currency">
            <text:p>1 5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053.31" calcext:value-type="float">
            <text:p>3053</text:p>
          </table:table-cell>
          <table:table-cell/>
          <table:table-cell table:style-name="ce13" table:formula="of:=[.H70]+[.G71]" office:value-type="float" office:value="14381" calcext:value-type="float">
            <text:p>14381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1936.4749" calcext:value-type="currency">
            <text:p>1 936,47 €</text:p>
          </table:table-cell>
          <table:table-cell table:style-name="ce19" table:formula="of:=[.A71]*budgetjour-[.O71]" office:value-type="currency" office:currency="EUR" office:value="1563.5251" calcext:value-type="currency">
            <text:p>1 5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053.31" calcext:value-type="float">
            <text:p>3053</text:p>
          </table:table-cell>
          <table:table-cell/>
          <table:table-cell table:style-name="ce13" table:formula="of:=[.H71]+[.G72]" office:value-type="float" office:value="14381" calcext:value-type="float">
            <text:p>14381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1936.4749" calcext:value-type="currency">
            <text:p>1 936,47 €</text:p>
          </table:table-cell>
          <table:table-cell table:style-name="ce19" table:formula="of:=[.A72]*budgetjour-[.O72]" office:value-type="currency" office:currency="EUR" office:value="1613.5251" calcext:value-type="currency">
            <text:p>1 6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053.31" calcext:value-type="float">
            <text:p>3053</text:p>
          </table:table-cell>
          <table:table-cell/>
          <table:table-cell table:style-name="ce13" table:formula="of:=[.H72]+[.G73]" office:value-type="float" office:value="14381" calcext:value-type="float">
            <text:p>14381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1936.4749" calcext:value-type="currency">
            <text:p>1 936,47 €</text:p>
          </table:table-cell>
          <table:table-cell table:style-name="ce19" table:formula="of:=[.A73]*budgetjour-[.O73]" office:value-type="currency" office:currency="EUR" office:value="1663.5251" calcext:value-type="currency">
            <text:p>1 6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053.31" calcext:value-type="float">
            <text:p>3053</text:p>
          </table:table-cell>
          <table:table-cell/>
          <table:table-cell table:style-name="ce13" table:formula="of:=[.H73]+[.G74]" office:value-type="float" office:value="14381" calcext:value-type="float">
            <text:p>14381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1936.4749" calcext:value-type="currency">
            <text:p>1 936,47 €</text:p>
          </table:table-cell>
          <table:table-cell table:style-name="ce19" table:formula="of:=[.A74]*budgetjour-[.O74]" office:value-type="currency" office:currency="EUR" office:value="1713.5251" calcext:value-type="currency">
            <text:p>1 7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053.31" calcext:value-type="float">
            <text:p>3053</text:p>
          </table:table-cell>
          <table:table-cell/>
          <table:table-cell table:style-name="ce13" table:formula="of:=[.H74]+[.G75]" office:value-type="float" office:value="14381" calcext:value-type="float">
            <text:p>14381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1936.4749" calcext:value-type="currency">
            <text:p>1 936,47 €</text:p>
          </table:table-cell>
          <table:table-cell table:style-name="ce19" table:formula="of:=[.A75]*budgetjour-[.O75]" office:value-type="currency" office:currency="EUR" office:value="1763.5251" calcext:value-type="currency">
            <text:p>1 7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053.31" calcext:value-type="float">
            <text:p>3053</text:p>
          </table:table-cell>
          <table:table-cell/>
          <table:table-cell table:style-name="ce13" table:formula="of:=[.H75]+[.G76]" office:value-type="float" office:value="14381" calcext:value-type="float">
            <text:p>14381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1936.4749" calcext:value-type="currency">
            <text:p>1 936,47 €</text:p>
          </table:table-cell>
          <table:table-cell table:style-name="ce19" table:formula="of:=[.A76]*budgetjour-[.O76]" office:value-type="currency" office:currency="EUR" office:value="1813.5251" calcext:value-type="currency">
            <text:p>1 8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053.31" calcext:value-type="float">
            <text:p>3053</text:p>
          </table:table-cell>
          <table:table-cell/>
          <table:table-cell table:style-name="ce13" table:formula="of:=[.H76]+[.G77]" office:value-type="float" office:value="14381" calcext:value-type="float">
            <text:p>14381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1936.4749" calcext:value-type="currency">
            <text:p>1 936,47 €</text:p>
          </table:table-cell>
          <table:table-cell table:style-name="ce19" table:formula="of:=[.A77]*budgetjour-[.O77]" office:value-type="currency" office:currency="EUR" office:value="1863.5251" calcext:value-type="currency">
            <text:p>1 8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053.31" calcext:value-type="float">
            <text:p>3053</text:p>
          </table:table-cell>
          <table:table-cell/>
          <table:table-cell table:style-name="ce13" table:formula="of:=[.H77]+[.G78]" office:value-type="float" office:value="14381" calcext:value-type="float">
            <text:p>14381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1936.4749" calcext:value-type="currency">
            <text:p>1 936,47 €</text:p>
          </table:table-cell>
          <table:table-cell table:style-name="ce19" table:formula="of:=[.A78]*budgetjour-[.O78]" office:value-type="currency" office:currency="EUR" office:value="1913.5251" calcext:value-type="currency">
            <text:p>1 9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053.31" calcext:value-type="float">
            <text:p>3053</text:p>
          </table:table-cell>
          <table:table-cell/>
          <table:table-cell table:style-name="ce13" table:formula="of:=[.H78]+[.G79]" office:value-type="float" office:value="14381" calcext:value-type="float">
            <text:p>14381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1936.4749" calcext:value-type="currency">
            <text:p>1 936,47 €</text:p>
          </table:table-cell>
          <table:table-cell table:style-name="ce19" table:formula="of:=[.A79]*budgetjour-[.O79]" office:value-type="currency" office:currency="EUR" office:value="1963.5251" calcext:value-type="currency">
            <text:p>1 9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053.31" calcext:value-type="float">
            <text:p>3053</text:p>
          </table:table-cell>
          <table:table-cell/>
          <table:table-cell table:style-name="ce13" table:formula="of:=[.H79]+[.G80]" office:value-type="float" office:value="14381" calcext:value-type="float">
            <text:p>14381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1936.4749" calcext:value-type="currency">
            <text:p>1 936,47 €</text:p>
          </table:table-cell>
          <table:table-cell table:style-name="ce19" table:formula="of:=[.A80]*budgetjour-[.O80]" office:value-type="currency" office:currency="EUR" office:value="2013.5251" calcext:value-type="currency">
            <text:p>2 0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053.31" calcext:value-type="float">
            <text:p>3053</text:p>
          </table:table-cell>
          <table:table-cell/>
          <table:table-cell table:style-name="ce13" table:formula="of:=[.H80]+[.G81]" office:value-type="float" office:value="14381" calcext:value-type="float">
            <text:p>14381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1936.4749" calcext:value-type="currency">
            <text:p>1 936,47 €</text:p>
          </table:table-cell>
          <table:table-cell table:style-name="ce19" table:formula="of:=[.A81]*budgetjour-[.O81]" office:value-type="currency" office:currency="EUR" office:value="2063.5251" calcext:value-type="currency">
            <text:p>2 0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053.31" calcext:value-type="float">
            <text:p>3053</text:p>
          </table:table-cell>
          <table:table-cell/>
          <table:table-cell table:style-name="ce13" table:formula="of:=[.H81]+[.G82]" office:value-type="float" office:value="14381" calcext:value-type="float">
            <text:p>14381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1936.4749" calcext:value-type="currency">
            <text:p>1 936,47 €</text:p>
          </table:table-cell>
          <table:table-cell table:style-name="ce19" table:formula="of:=[.A82]*budgetjour-[.O82]" office:value-type="currency" office:currency="EUR" office:value="2113.5251" calcext:value-type="currency">
            <text:p>2 1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053.31" calcext:value-type="float">
            <text:p>3053</text:p>
          </table:table-cell>
          <table:table-cell/>
          <table:table-cell table:style-name="ce13" table:formula="of:=[.H82]+[.G83]" office:value-type="float" office:value="14381" calcext:value-type="float">
            <text:p>14381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1936.4749" calcext:value-type="currency">
            <text:p>1 936,47 €</text:p>
          </table:table-cell>
          <table:table-cell table:style-name="ce19" table:formula="of:=[.A83]*budgetjour-[.O83]" office:value-type="currency" office:currency="EUR" office:value="2163.5251" calcext:value-type="currency">
            <text:p>2 1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053.31" calcext:value-type="float">
            <text:p>3053</text:p>
          </table:table-cell>
          <table:table-cell/>
          <table:table-cell table:style-name="ce13" table:formula="of:=[.H83]+[.G84]" office:value-type="float" office:value="14381" calcext:value-type="float">
            <text:p>14381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1936.4749" calcext:value-type="currency">
            <text:p>1 936,47 €</text:p>
          </table:table-cell>
          <table:table-cell table:style-name="ce19" table:formula="of:=[.A84]*budgetjour-[.O84]" office:value-type="currency" office:currency="EUR" office:value="2213.5251" calcext:value-type="currency">
            <text:p>2 2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053.31" calcext:value-type="float">
            <text:p>3053</text:p>
          </table:table-cell>
          <table:table-cell/>
          <table:table-cell table:style-name="ce13" table:formula="of:=[.H84]+[.G85]" office:value-type="float" office:value="14381" calcext:value-type="float">
            <text:p>14381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1936.4749" calcext:value-type="currency">
            <text:p>1 936,47 €</text:p>
          </table:table-cell>
          <table:table-cell table:style-name="ce19" table:formula="of:=[.A85]*budgetjour-[.O85]" office:value-type="currency" office:currency="EUR" office:value="2263.5251" calcext:value-type="currency">
            <text:p>2 2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053.31" calcext:value-type="float">
            <text:p>3053</text:p>
          </table:table-cell>
          <table:table-cell/>
          <table:table-cell table:style-name="ce13" table:formula="of:=[.H85]+[.G86]" office:value-type="float" office:value="14381" calcext:value-type="float">
            <text:p>14381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1936.4749" calcext:value-type="currency">
            <text:p>1 936,47 €</text:p>
          </table:table-cell>
          <table:table-cell table:style-name="ce19" table:formula="of:=[.A86]*budgetjour-[.O86]" office:value-type="currency" office:currency="EUR" office:value="2313.5251" calcext:value-type="currency">
            <text:p>2 3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053.31" calcext:value-type="float">
            <text:p>3053</text:p>
          </table:table-cell>
          <table:table-cell/>
          <table:table-cell table:style-name="ce13" table:formula="of:=[.H86]+[.G87]" office:value-type="float" office:value="14381" calcext:value-type="float">
            <text:p>14381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1936.4749" calcext:value-type="currency">
            <text:p>1 936,47 €</text:p>
          </table:table-cell>
          <table:table-cell table:style-name="ce19" table:formula="of:=[.A87]*budgetjour-[.O87]" office:value-type="currency" office:currency="EUR" office:value="2363.5251" calcext:value-type="currency">
            <text:p>2 3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053.31" calcext:value-type="float">
            <text:p>3053</text:p>
          </table:table-cell>
          <table:table-cell/>
          <table:table-cell table:style-name="ce13" table:formula="of:=[.H87]+[.G88]" office:value-type="float" office:value="14381" calcext:value-type="float">
            <text:p>14381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1936.4749" calcext:value-type="currency">
            <text:p>1 936,47 €</text:p>
          </table:table-cell>
          <table:table-cell table:style-name="ce19" table:formula="of:=[.A88]*budgetjour-[.O88]" office:value-type="currency" office:currency="EUR" office:value="2413.5251" calcext:value-type="currency">
            <text:p>2 4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053.31" calcext:value-type="float">
            <text:p>3053</text:p>
          </table:table-cell>
          <table:table-cell/>
          <table:table-cell table:style-name="ce13" table:formula="of:=[.H88]+[.G89]" office:value-type="float" office:value="14381" calcext:value-type="float">
            <text:p>14381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1936.4749" calcext:value-type="currency">
            <text:p>1 936,47 €</text:p>
          </table:table-cell>
          <table:table-cell table:style-name="ce19" table:formula="of:=[.A89]*budgetjour-[.O89]" office:value-type="currency" office:currency="EUR" office:value="2463.5251" calcext:value-type="currency">
            <text:p>2 4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053.31" calcext:value-type="float">
            <text:p>3053</text:p>
          </table:table-cell>
          <table:table-cell/>
          <table:table-cell table:style-name="ce13" table:formula="of:=[.H89]+[.G90]" office:value-type="float" office:value="14381" calcext:value-type="float">
            <text:p>14381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1936.4749" calcext:value-type="currency">
            <text:p>1 936,47 €</text:p>
          </table:table-cell>
          <table:table-cell table:style-name="ce19" table:formula="of:=[.A90]*budgetjour-[.O90]" office:value-type="currency" office:currency="EUR" office:value="2513.5251" calcext:value-type="currency">
            <text:p>2 5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053.31" calcext:value-type="float">
            <text:p>3053</text:p>
          </table:table-cell>
          <table:table-cell/>
          <table:table-cell table:style-name="ce13" table:formula="of:=[.H90]+[.G91]" office:value-type="float" office:value="14381" calcext:value-type="float">
            <text:p>14381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1936.4749" calcext:value-type="currency">
            <text:p>1 936,47 €</text:p>
          </table:table-cell>
          <table:table-cell table:style-name="ce19" table:formula="of:=[.A91]*budgetjour-[.O91]" office:value-type="currency" office:currency="EUR" office:value="2563.5251" calcext:value-type="currency">
            <text:p>2 5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053.31" calcext:value-type="float">
            <text:p>3053</text:p>
          </table:table-cell>
          <table:table-cell/>
          <table:table-cell table:style-name="ce13" table:formula="of:=[.H91]+[.G92]" office:value-type="float" office:value="14381" calcext:value-type="float">
            <text:p>14381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1936.4749" calcext:value-type="currency">
            <text:p>1 936,47 €</text:p>
          </table:table-cell>
          <table:table-cell table:style-name="ce19" table:formula="of:=[.A92]*budgetjour-[.O92]" office:value-type="currency" office:currency="EUR" office:value="2613.5251" calcext:value-type="currency">
            <text:p>2 6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053.31" calcext:value-type="float">
            <text:p>3053</text:p>
          </table:table-cell>
          <table:table-cell/>
          <table:table-cell table:style-name="ce13" table:formula="of:=[.H92]+[.G93]" office:value-type="float" office:value="14381" calcext:value-type="float">
            <text:p>14381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1936.4749" calcext:value-type="currency">
            <text:p>1 936,47 €</text:p>
          </table:table-cell>
          <table:table-cell table:style-name="ce19" table:formula="of:=[.A93]*budgetjour-[.O93]" office:value-type="currency" office:currency="EUR" office:value="2663.5251" calcext:value-type="currency">
            <text:p>2 6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053.31" calcext:value-type="float">
            <text:p>3053</text:p>
          </table:table-cell>
          <table:table-cell/>
          <table:table-cell table:style-name="ce13" table:formula="of:=[.H93]+[.G94]" office:value-type="float" office:value="14381" calcext:value-type="float">
            <text:p>14381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1936.4749" calcext:value-type="currency">
            <text:p>1 936,47 €</text:p>
          </table:table-cell>
          <table:table-cell table:style-name="ce19" table:formula="of:=[.A94]*budgetjour-[.O94]" office:value-type="currency" office:currency="EUR" office:value="2713.5251" calcext:value-type="currency">
            <text:p>2 713,5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053.31" calcext:value-type="float">
            <text:p>3053</text:p>
          </table:table-cell>
          <table:table-cell/>
          <table:table-cell table:style-name="ce13" table:formula="of:=[.H94]+[.G95]" office:value-type="float" office:value="14381" calcext:value-type="float">
            <text:p>14381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1936.4749" calcext:value-type="currency">
            <text:p>1 936,47 €</text:p>
          </table:table-cell>
          <table:table-cell table:style-name="ce19" table:formula="of:=[.A95]*budgetjour-[.O95]" office:value-type="currency" office:currency="EUR" office:value="2763.5251" calcext:value-type="currency">
            <text:p>2 763,5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053.31" calcext:value-type="float">
            <text:p>3053</text:p>
          </table:table-cell>
          <table:table-cell/>
          <table:table-cell table:style-name="ce13" table:formula="of:=[.H95]+[.G96]" office:value-type="float" office:value="14381" calcext:value-type="float">
            <text:p>14381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1936.4749" calcext:value-type="currency">
            <text:p>1 936,47 €</text:p>
          </table:table-cell>
          <table:table-cell table:style-name="ce19" table:formula="of:=[.A96]*budgetjour-[.O96]" office:value-type="currency" office:currency="EUR" office:value="2813.5251" calcext:value-type="currency">
            <text:p>2 813,5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22:51:32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2T21:42:13.540000000</dc:date>
    <meta:editing-duration>P32DT5H7M10S</meta:editing-duration>
    <meta:editing-cycles>72</meta:editing-cycles>
    <meta:document-statistic meta:table-count="4" meta:cell-count="1311" meta:object-count="0"/>
  </office:meta>
</office:document-meta>
</file>